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</text:p>
      <text:p text:style-name="Standard">CREATE TABLE infraestructuras </text:p>
      <text:p text:style-name="Standard">(idinfra INT(4) NOT NULL AUTO_INCREMENT PRIMARY KEY, </text:p>
      <text:p text:style-name="Standard">nombre VARCHAR(45) NOT NULL, </text:p>
      <text:p text:style-name="Standard">ubicacion TEXT NOT NULL,</text:p>
      <text:p text:style-name="Standard">UNIQUE (nombre)) ;</text:p>
      <text:p text:style-name="Standard"/>
      <text:p text:style-name="Standard">ALTER TABLE infraestructuras AUTO_INCREMENT=1000;</text:p>
      <text:p text:style-name="Standard"/>
      <text:p text:style-name="Standard">CREATE TABLE bienes </text:p>
      <text:p text:style-name="Standard">(idbienes INT(4) NOT NULL AUTO_INCREMENT PRIMARY KEY, </text:p>
      <text:p text:style-name="Standard">nombre TEXT NOT NULL, </text:p>
      <text:p text:style-name="Standard">tipo_de_bien TEXT NOT NULL,</text:p>
      <text:p text:style-name="Standard">UNIQUE (nombre));</text:p>
      <text:p text:style-name="Standard"/>
      <text:p text:style-name="Standard">ALTER TABLE bienes AUTO_INCREMENT=100;</text:p>
      <text:p text:style-name="Standard"/>
      <text:p text:style-name="Standard">CREATE TABLE <text:s/>articulos ( </text:p>
      <text:p text:style-name="Standard">idarticulo INT(4) NOT NULL AUTO_INCREMENT PRIMARY KEY, </text:p>
      <text:p text:style-name="Standard">infraestructura INT(4) NOT NULL,</text:p>
      <text:p text:style-name="Standard">codigo_bien INT(4) NOT NULL,</text:p>
      <text:p text:style-name="Standard">correlativo VARCHAR(4) NOT NULL, </text:p>
      <text:p text:style-name="Standard">nombre TEXT NOT NULL, </text:p>
      <text:p text:style-name="Standard">marca TEXT NOT NULL, </text:p>
      <text:p text:style-name="Standard">modelo TEXT NOT NULL, </text:p>
      <text:p text:style-name="Standard">encargado INT(4) NOT NULL,</text:p>
      <text:p text:style-name="Standard">precio FLOAT NOT NULL, </text:p>
      <text:p text:style-name="Standard">proveedor INT(4) NOT NULL,</text:p>
      <text:p text:style-name="Standard">fecha_compra DATE,</text:p>
      <text:p text:style-name="Standard">estado TEXT NOT NULL,</text:p>
      <text:p text:style-name="Standard">FOREIGN KEY (infraestructura) REFERENCES infraestructuras( idinfra),</text:p>
      <text:p text:style-name="Standard">FOREIGN KEY (codigo_bien) REFERENCES bienes (idbienes),</text:p>
      <text:p text:style-name="Standard">FOREIGN KEY (encargado) REFERENCES personas(idpersonas),</text:p>
      <text:p text:style-name="Standard">FOREIGN KEY (proveedor) REFERENCES proveedores(idproveedores)); </text:p>
      <text:p text:style-name="Standard"/>
      <text:p text:style-name="Standard"><text:s/>CREATE TABLE personas ( </text:p>
      <text:p text:style-name="Standard"><text:s text:c="2"/>idpersonas INT(4) NOT NULL AUTO_INCREMENT PRIMARY KEY, </text:p>
      <text:p text:style-name="Standard"><text:s text:c="2"/>cargo VARCHAR(45) NOT NULL, </text:p>
      <text:p text:style-name="Standard"><text:s text:c="2"/>nombre VARCHAR(45) NOT NULL, </text:p>
      <text:p text:style-name="Standard"><text:s text:c="2"/>apellido VARCHAR(45) NOT NULL, </text:p>
      <text:p text:style-name="Standard"><text:s text:c="2"/>telefono VARCHAR(8) NOT NULL,</text:p>
      <text:p text:style-name="Standard"><text:s text:c="2"/>edificio INT(4) NOT NULL,</text:p>
      <text:p text:style-name="Standard"><text:s text:c="2"/>FOREIGN KEY (edificio) REFERENCES infraestructuras(idinfra))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 TABLE <text:s/>reasignado( </text:p>
      <text:p text:style-name="Standard">idreasignado INT(4) NOT NULL AUTO_INCREMENT PRIMARY KEY, </text:p>
      <text:p text:style-name="Standard">antiguo INT(4) NOT NULL, </text:p>
      <text:p text:style-name="Standard">nuevo INT(4) NOT NULL,</text:p>
      <text:p text:style-name="Standard">articulo INT(4) NOT NULL, </text:p>
      <text:p text:style-name="Standard">asunto TEXT NOT NULL, </text:p>
      <text:p text:style-name="Standard">fecha DATE NOT NULL,</text:p>
      <text:p text:style-name="Standard">FOREIGN KEY(antiguo) REFERENCES personas(idpersonas), </text:p>
      <text:p text:style-name="Standard">FOREIGN KEY(nuevo) REFERENCES personas(idpersonas),</text:p>
      <text:p text:style-name="Standard">FOREIGN KEY(articulo) REFERENCES articulos(idarticulo));</text:p>
      <text:p text:style-name="Standard"/>
      <text:p text:style-name="Standard"><text:s/>CREATE TABLE proveedores( </text:p>
      <text:p text:style-name="Standard">idproveedores INT(4) NOT NULL AUTO_INCREMENT PRIMARY KEY, </text:p>
      <text:p text:style-name="Standard">nombre VARCHAR(20) NOT NULL, </text:p>
      <text:p text:style-name="Standard">apellido VARCHAR(20) NOT NULL, </text:p>
      <text:p text:style-name="Standard">telefono VARCHAR(8) NOT NULL, </text:p>
      <text:p text:style-name="Standard">empresa VARCHAR(45) NOT NULL,</text:p>
      <text:p text:style-name="Standard">email TEXT NULL); </text:p>
      <text:p text:style-name="Standard"/>
      <text:p text:style-name="Standard"/>
      <text:p text:style-name="Standard">CREATE TABLE estado(idestado INT NOT NULL AUTO_INCREMENT PRIMARY KEY, </text:p>
      <text:p text:style-name="Standard">articulo INT(4) NOT NULL, </text:p>
      <text:p text:style-name="Standard">asunto TEXT NOT NULL, </text:p>
      <text:p text:style-name="Standard">fecha_in DATE NOT NULL, </text:p>
      <text:p text:style-name="Standard">horas TEXT NULL, </text:p>
      <text:p text:style-name="Standard">costo FLOAT4 NULL, </text:p>
      <text:p text:style-name="Standard">fecha_sal DATE NULL, </text:p>
      <text:p text:style-name="Standard">problema TEXT NULL, </text:p>
      <text:p text:style-name="Standard">tecnico INT(4) NOT NULL,</text:p>
      <text:p text:style-name="Standard">FOREIGN KEY (articulo) REFERENCES articulos(idarticulo),</text:p>
      <text:p text:style-name="Standard">FOREIGN KEY (tecnico) REFERENCES personas(idpersonas)); </text:p>
      <text:p text:style-name="Standard"/>
      <text:p text:style-name="Standard"/>
      <text:p text:style-name="Standard">CREATE TABLE <text:s/>login ( </text:p>
      <text:p text:style-name="Standard">id INT(4) NOT NULL AUTO_INCREMENT PRIMARY KEY, </text:p>
      <text:p text:style-name="Standard">user VARCHAR(45) NOT NULL, </text:p>
      <text:p text:style-name="Standard">password VARCHAR(5) NOT NULL, </text:p>
      <text:p text:style-name="Standard">email VARCHAR(70) NOT NULL, </text:p>
      <text:p text:style-name="Standard">pasadmin VARCHAR(5) NOT NULL,</text:p>
      <text:p text:style-name="Standard">UNIQUE (user),</text:p>
      <text:p text:style-name="Standard">UNIQUE (email) );</text:p>
      <text:p text:style-name="Standard"/>
      <text:p text:style-name="Standard"/>
      <text:p text:style-name="Standard"/>
      <text:p text:style-name="Standard">CREATE VIEW activo_fijo AS SELECT i.nombre AS infra,b.nombre AS bien,a.correlativo,a.marca,a.modelo,CONCAT(p.nombre, ' ',p.apellido) AS encargado,a.precio,a.proveedor,a.fecha_compra,a.estado FROM articulos a,bienes b,infraestructuras i,personas p WHERE b.idbienes=a.codigo_bien AND i.idinfra=a.infraestructura AND p.idpersonas=a.encargado ORDER BY a.codigo_bien,a.correlativo; </text:p>
      <text:p text:style-name="Standard"/>
      <text:p text:style-name="Standard"/>
      <text:p text:style-name="Standard"/>
      <text:p text:style-name="Standard"><text:soft-page-break/></text:p>
      <text:p text:style-name="Standard">CREATE VIEW reasignaciones AS SELECT r.idreasignado,a.nombre,a.marca,a.modelo,i.nombre AS infra,a.correlativo,CONCAT(p.nombre,' ',p.apellido) AS antiguo,r.asunto,CONCAT(e.nombre,' ',e.apellido) AS nuevo, r.fecha FROM infraestructuras i,articulos a,personas p,reasignado r,personas e WHERE r.articulo=a.idarticulo AND a.infraestructura=i.idinfra AND r.antiguo=p.idpersonas AND r.nuevo=e.idpersonas ORDER BY a.codigo_bien,a.correlativo;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SV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antoni</meta:initial-creator>
    <meta:creation-date>2016-05-06T11:22:30</meta:creation-date>
    <dc:date>2016-06-09T22:24:47</dc:date>
    <dc:creator>manuel antoni</dc:creator>
    <meta:editing-duration>PT23H28M15S</meta:editing-duration>
    <meta:editing-cycles>57</meta:editing-cycles>
    <meta:generator>LibreOffice/3.5$Linux_x86 LibreOffice_project/350m1$Build-2</meta:generator>
    <meta:document-statistic meta:table-count="0" meta:image-count="0" meta:object-count="0" meta:page-count="3" meta:paragraph-count="76" meta:word-count="372" meta:character-count="3237" meta:non-whitespace-character-count="2873"/>
  </office:meta>
</office:document-meta>
</file>